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49.75pt" svg:height="519.53pt" svg:x="154.54pt" svg:y="233.4pt">
            <loext:p draw:notify-on-update-of-ranges="Sheet1.A2:Sheet1.A14 Sheet1.P2:Sheet1.P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49.75pt" svg:height="519.53pt" svg:x="158.46pt" svg:y="764.96pt">
            <loext:p draw:notify-on-update-of-ranges="Sheet1.A3:Sheet1.A12 Sheet1.P3:Sheet1.P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B2:.N2])" office:value-type="float" office:value="2" calcext:value-type="float">
            <text:p>2</text:p>
          </table:table-cell>
          <table:table-cell table:formula="of:=[.O2]/(13*20)" office:value-type="float" office:value="0.00769230769230769" calcext:value-type="float">
            <text:p>0.007692307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formula="of:=SUM([.B3:.N3])" office:value-type="float" office:value="159" calcext:value-type="float">
            <text:p>159</text:p>
          </table:table-cell>
          <table:table-cell table:formula="of:=[.O3]/(13*20)" office:value-type="float" office:value="0.611538461538462" calcext:value-type="float">
            <text:p>0.611538461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SUM([.B4:.N4])" office:value-type="float" office:value="160" calcext:value-type="float">
            <text:p>160</text:p>
          </table:table-cell>
          <table:table-cell table:formula="of:=[.O4]/(13*20)" office:value-type="float" office:value="0.615384615384615" calcext:value-type="float">
            <text:p>0.615384615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SUM([.B5:.N5])" office:value-type="float" office:value="158" calcext:value-type="float">
            <text:p>158</text:p>
          </table:table-cell>
          <table:table-cell table:formula="of:=[.O5]/(13*20)" office:value-type="float" office:value="0.607692307692308" calcext:value-type="float">
            <text:p>0.607692307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SUM([.B6:.N6])" office:value-type="float" office:value="160" calcext:value-type="float">
            <text:p>160</text:p>
          </table:table-cell>
          <table:table-cell table:formula="of:=[.O6]/(13*20)" office:value-type="float" office:value="0.615384615384615" calcext:value-type="float">
            <text:p>0.615384615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SUM([.B7:.N7])" office:value-type="float" office:value="143" calcext:value-type="float">
            <text:p>143</text:p>
          </table:table-cell>
          <table:table-cell table:formula="of:=[.O7]/(13*20)"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SUM([.B8:.N8])" office:value-type="float" office:value="133" calcext:value-type="float">
            <text:p>133</text:p>
          </table:table-cell>
          <table:table-cell table:formula="of:=[.O8]/(13*20)" office:value-type="float" office:value="0.511538461538462" calcext:value-type="float">
            <text:p>0.511538461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SUM([.B9:.N9])" office:value-type="float" office:value="101" calcext:value-type="float">
            <text:p>101</text:p>
          </table:table-cell>
          <table:table-cell table:formula="of:=[.O9]/(13*20)" office:value-type="float" office:value="0.388461538461538" calcext:value-type="float">
            <text:p>0.388461538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SUM([.B10:.N10])" office:value-type="float" office:value="122" calcext:value-type="float">
            <text:p>122</text:p>
          </table:table-cell>
          <table:table-cell table:formula="of:=[.O10]/(13*20)" office:value-type="float" office:value="0.469230769230769" calcext:value-type="float">
            <text:p>0.469230769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SUM([.B11:.N11])" office:value-type="float" office:value="116" calcext:value-type="float">
            <text:p>116</text:p>
          </table:table-cell>
          <table:table-cell table:formula="of:=[.O11]/(13*20)" office:value-type="float" office:value="0.446153846153846" calcext:value-type="float">
            <text:p>0.44615384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SUM([.B12:.N12])" office:value-type="float" office:value="118" calcext:value-type="float">
            <text:p>118</text:p>
          </table:table-cell>
          <table:table-cell table:formula="of:=[.O12]/(13*20)" office:value-type="float" office:value="0.453846153846154" calcext:value-type="float">
            <text:p>0.45384615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SUM([.B13:.N13])" office:value-type="float" office:value="92" calcext:value-type="float">
            <text:p>92</text:p>
          </table:table-cell>
          <table:table-cell table:formula="of:=[.O13]/(13*20)" office:value-type="float" office:value="0.353846153846154" calcext:value-type="float">
            <text:p>0.35384615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B14:.N14])" office:value-type="float" office:value="96" calcext:value-type="float">
            <text:p>96</text:p>
          </table:table-cell>
          <table:table-cell table:formula="of:=[.O14]/(13*20)" office:value-type="float" office:value="0.369230769230769" calcext:value-type="float">
            <text:p>0.3692307692</text:p>
          </table:table-cell>
        </table:table-row>
        <table:table-row table:style-name="ro1">
          <table:table-cell/>
          <table:table-cell table:formula="of:=SUM([.B2:.B14])" office:value-type="float" office:value="238" calcext:value-type="float">
            <text:p>238</text:p>
          </table:table-cell>
          <table:table-cell table:formula="of:=SUM([.C2:.C14])" office:value-type="float" office:value="81" calcext:value-type="float">
            <text:p>81</text:p>
          </table:table-cell>
          <table:table-cell table:formula="of:=SUM([.D2:.D14])" office:value-type="float" office:value="80" calcext:value-type="float">
            <text:p>80</text:p>
          </table:table-cell>
          <table:table-cell table:formula="of:=SUM([.E2:.E14])" office:value-type="float" office:value="82" calcext:value-type="float">
            <text:p>82</text:p>
          </table:table-cell>
          <table:table-cell table:formula="of:=SUM([.F2:.F14])" office:value-type="float" office:value="80" calcext:value-type="float">
            <text:p>80</text:p>
          </table:table-cell>
          <table:table-cell table:formula="of:=SUM([.G2:.G14])" office:value-type="float" office:value="97" calcext:value-type="float">
            <text:p>97</text:p>
          </table:table-cell>
          <table:table-cell table:formula="of:=SUM([.H2:.H14])" office:value-type="float" office:value="107" calcext:value-type="float">
            <text:p>107</text:p>
          </table:table-cell>
          <table:table-cell table:formula="of:=SUM([.I2:.I14])" office:value-type="float" office:value="139" calcext:value-type="float">
            <text:p>139</text:p>
          </table:table-cell>
          <table:table-cell table:formula="of:=SUM([.J2:.J14])" office:value-type="float" office:value="118" calcext:value-type="float">
            <text:p>118</text:p>
          </table:table-cell>
          <table:table-cell table:formula="of:=SUM([.K2:.K14])" office:value-type="float" office:value="124" calcext:value-type="float">
            <text:p>124</text:p>
          </table:table-cell>
          <table:table-cell table:formula="of:=SUM([.L2:.L14])" office:value-type="float" office:value="122" calcext:value-type="float">
            <text:p>122</text:p>
          </table:table-cell>
          <table:table-cell table:formula="of:=SUM([.M2:.M14])" office:value-type="float" office:value="148" calcext:value-type="float">
            <text:p>148</text:p>
          </table:table-cell>
          <table:table-cell table:formula="of:=SUM([.N2:.N14])" office:value-type="float" office:value="144" calcext:value-type="float">
            <text:p>144</text:p>
          </table:table-cell>
          <table:table-cell table:formula="of:=SUM([.B15:.N15])" office:value-type="float" office:value="1560" calcext:value-type="float">
            <text:p>156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9T13:28:49.525765611</meta:creation-date>
    <dc:date>2017-04-11T11:54:20.167591485</dc:date>
    <meta:editing-duration>PT23H54M10S</meta:editing-duration>
    <meta:editing-cycles>2</meta:editing-cycles>
    <meta:generator>LibreOffice/5.1.6.2$Linux_X86_64 LibreOffice_project/10m0$Build-2</meta:generator>
    <meta:document-statistic meta:table-count="1" meta:cell-count="23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interval-major="0.1" chart:interval-minor-divisor="1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7.034cm" svg:height="18.329cm" xlink:href=".." xlink:type="simple" chart:class="chart:scatter" chart:style-name="ch1">
        <chart:legend chart:legend-position="end" svg:x="34.182cm" svg:y="8.865cm" style:legend-expansion="high" chart:style-name="ch2"/>
        <chart:plot-area chart:style-name="ch3" table:cell-range-address="Sheet1.A2:Sheet1.A14 Sheet1.P2:Sheet1.P14" svg:x="0.734cm" svg:y="0.528cm" svg:width="32.593cm" svg:height="17.595cm">
          <chartooo:coordinate-region svg:x="1.461cm" svg:y="0.727cm" svg:width="31.626cm" svg:height="16.7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P2:Sheet1.P14" chart:class="chart:scatter">
            <chart:domain table:cell-range-address="Sheet1.A2:Sheet1.A14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4</svg:desc>
                </draw:g>
              </table:table-cell>
              <table:table-cell office:value-type="float" office:value="0.00769230769230769">
                <text:p>0.00769230769230769</text:p>
                <draw:g>
                  <svg:desc>Sheet1.P2:Sheet1.P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611538461538462">
                <text:p>0.6115384615384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615384615384615">
                <text:p>0.6153846153846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607692307692308">
                <text:p>0.6076923076923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615384615384615">
                <text:p>0.6153846153846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511538461538462">
                <text:p>0.5115384615384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388461538461538">
                <text:p>0.3884615384615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469230769230769">
                <text:p>0.4692307692307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446153846153846">
                <text:p>0.4461538461538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453846153846154">
                <text:p>0.4538461538461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0.353846153846154">
                <text:p>0.3538461538461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369230769230769">
                <text:p>0.3692307692307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interval-major="0.1" chart:interval-minor-divisor="1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7.034cm" svg:height="18.329cm" xlink:href=".." xlink:type="simple" chart:class="chart:scatter" chart:style-name="ch1">
        <chart:plot-area chart:style-name="ch2" table:cell-range-address="Sheet1.A3:Sheet1.A12 Sheet1.P3:Sheet1.P12" svg:x="0.734cm" svg:y="0.527cm" svg:width="35.603cm" svg:height="17.595cm">
          <chartooo:coordinate-region svg:x="1.461cm" svg:y="0.727cm" svg:width="34.636cm" svg:height="16.74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P3:Sheet1.P12" chart:class="chart:scatter">
            <chart:domain table:cell-range-address="Sheet1.A3:Sheet1.A12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3:Sheet1.A12</svg:desc>
                </draw:g>
              </table:table-cell>
              <table:table-cell office:value-type="float" office:value="0.611538461538462">
                <text:p>0.611538461538462</text:p>
                <draw:g>
                  <svg:desc>Sheet1.P3:Sheet1.P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615384615384615">
                <text:p>0.6153846153846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607692307692308">
                <text:p>0.6076923076923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615384615384615">
                <text:p>0.6153846153846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511538461538462">
                <text:p>0.5115384615384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388461538461538">
                <text:p>0.3884615384615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469230769230769">
                <text:p>0.4692307692307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446153846153846">
                <text:p>0.4461538461538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453846153846154">
                <text:p>0.4538461538461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